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3">
      <style:drawing-page-properties draw:fill="bitmap" draw:fill-image-name="a742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56">
      <style:graphic-properties draw:fill="none" draw:stroke="solid" svg:stroke-width="0.01389in" svg:stroke-color="#000000" svg:stroke-opacity="100%" draw:stroke-linejoin="miter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743" draw:master-page-name="Master1-Layout1-title-Title-Slide" presentation:presentation-page-layout-name="Master1-PPL1">
        <draw:frame draw:id="id73" draw:style-name="a746" draw:name="TextBox 3" svg:x="2.14583in" svg:y="4.01042in" svg:width="8.67188in" svg:height="0.30208in">
          <draw:text-box>
            <text:p text:style-name="a745" text:class-names="" text:cond-style-name=""><text:span text:style-name="a744" text:class-names="">AUDITORIO ASOCIACIÓN DE LA INDUSTRIA DE PROTECCIÓN DE CULTIVOS Y SALUD ANIMAL (APCSA)</text:span></text:p>
          </draw:text-box>
          <svg:desc/>
        </draw:frame>
        <draw:frame draw:id="id74" draw:style-name="a749" draw:name="TextBox 4" svg:x="2.13021in" svg:y="4.31424in" svg:width="8.6875in" svg:height="0.30208in">
          <draw:text-box>
            <text:p text:style-name="a748" text:class-names="" text:cond-style-name=""><text:span text:style-name="a747" text:class-names="">URDESA CENTRAL, DIAGONAL 417 Y VICTOR EMILIO ESTRADA (A LA ALTURA DEL CAFÉ JUAN VALDÉZ)</text:span></text:p>
          </draw:text-box>
          <svg:desc/>
        </draw:frame>
        <draw:frame draw:id="id75" draw:style-name="a752" draw:name="TextBox 5" svg:x="2.14583in" svg:y="4.60938in" svg:width="7.46181in" svg:height="0.30208in">
          <draw:text-box>
            <text:p text:style-name="a751" text:class-names="" text:cond-style-name=""><text:span text:style-name="a750" text:class-names="">LUNES 7 DE NOVIEMBRE DE 2016</text:span></text:p>
          </draw:text-box>
          <svg:desc/>
        </draw:frame>
        <draw:frame draw:id="id76" draw:style-name="a755" draw:name="TextBox 6" svg:x="2.14583in" svg:y="4.90799in" svg:width="7.46181in" svg:height="0.30382in">
          <draw:text-box>
            <text:p text:style-name="a754" text:class-names="" text:cond-style-name=""><text:span text:style-name="a753" text:class-names="">14:00 <text:s text:c="1"/></text:span></text:p>
          </draw:text-box>
          <svg:desc/>
        </draw:frame>
        <presentation:notes draw:style-name="a761">
          <draw:page-thumbnail draw:page-number="1" svg:x="1.3125in" svg:y="1.25in" svg:width="4.875in" svg:height="3.375in" presentation:class="page" draw:id="id77" presentation:style-name="a756" draw:name="Marcador de imagen de diapositiva 1">
            <svg:desc/>
          </draw:page-thumbnail>
          <draw:frame draw:id="id78" presentation:style-name="a757" draw:name="Marcador de notas 2" svg:x="0.75in" svg:y="4.8125in" svg:width="6in" svg:height="3.9375in" presentation:class="notes" presentation:placeholder="true">
            <draw:text-box/>
            <svg:desc/>
          </draw:frame>
          <draw:frame draw:id="id79" draw:style-name="a760" draw:name="Marcador de número de diapositiva 3" svg:x="4.24826in" svg:y="9.49826in" svg:width="3.25in" svg:height="0.50174in">
            <draw:text-box>
              <text:p text:style-name="a759" text:class-names="" text:cond-style-name=""><text:span text:style-name="a758" text:class-names=""><text:page-number style:num-format="1" text:fixed="false"/></text:span></text:p>
            </draw:text-box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125in" svg:y="2.32986in" svg:width="9.20833in" svg:height="1.60764in"/>
      <presentation:placeholder presentation:object="subtitle" svg:x="1.625in" svg:y="4.25in" svg:width="7.58333in" svg:height="1.91667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2" style:display-name="Title and Content">
      <presentation:placeholder presentation:object="title" svg:x="0.54167in" svg:y="0.30035in" svg:width="9.75in" svg:height="1.25in"/>
      <presentation:placeholder presentation:object="object" svg:x="0.54167in" svg:y="1.75in" svg:width="9.75in" svg:height="4.94965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3" style:display-name="Section Header">
      <presentation:placeholder presentation:object="title" svg:x="0.85576in" svg:y="4.81945in" svg:width="9.20833in" svg:height="1.48958in"/>
      <presentation:placeholder presentation:object="outline" svg:x="0.85576in" svg:y="3.17882in" svg:width="9.20833in" svg:height="1.64062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4" style:display-name="Two Content">
      <presentation:placeholder presentation:object="title" svg:x="0.54167in" svg:y="0.30035in" svg:width="9.75in" svg:height="1.25in"/>
      <presentation:placeholder presentation:object="object" svg:x="0.58681in" svg:y="1.75in" svg:width="5.19097in" svg:height="4.94965in"/>
      <presentation:placeholder presentation:object="object" svg:x="5.95833in" svg:y="1.75in" svg:width="5.19097in" svg:height="4.94965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5" style:display-name="Comparison">
      <presentation:placeholder presentation:object="title" svg:x="0.54167in" svg:y="0.30035in" svg:width="9.75in" svg:height="1.25in"/>
      <presentation:placeholder presentation:object="outline" svg:x="0.54167in" svg:y="1.67882in" svg:width="4.7866in" svg:height="0.69965in"/>
      <presentation:placeholder presentation:object="object" svg:x="0.54167in" svg:y="2.37847in" svg:width="4.7866in" svg:height="4.32118in"/>
      <presentation:placeholder presentation:object="outline" svg:x="5.50318in" svg:y="1.67882in" svg:width="4.78848in" svg:height="0.69965in"/>
      <presentation:placeholder presentation:object="object" svg:x="5.50318in" svg:y="2.37847in" svg:width="4.78848in" svg:height="4.32118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6" style:display-name="Title Only">
      <presentation:placeholder presentation:object="title" svg:x="0.54167in" svg:y="0.30035in" svg:width="9.75in" svg:height="1.25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7" style:display-name="Blank"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8" style:display-name="Content with Caption">
      <presentation:placeholder presentation:object="title" svg:x="0.54167in" svg:y="0.29861in" svg:width="3.56409in" svg:height="1.27083in"/>
      <presentation:placeholder presentation:object="object" svg:x="4.23553in" svg:y="0.29861in" svg:width="6.05613in" svg:height="6.40104in"/>
      <presentation:placeholder presentation:object="outline" svg:x="0.54167in" svg:y="1.56945in" svg:width="3.56409in" svg:height="5.13021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9" style:display-name="Picture with Caption">
      <presentation:placeholder presentation:object="title" svg:x="2.12341in" svg:y="5.25in" svg:width="6.5in" svg:height="0.61979in"/>
      <presentation:placeholder presentation:object="graphic" svg:x="2.12341in" svg:y="0.67014in" svg:width="6.5in" svg:height="4.5in"/>
      <presentation:placeholder presentation:object="outline" svg:x="2.12341in" svg:y="5.86979in" svg:width="6.5in" svg:height="0.88021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10" style:display-name="Title and Vertical Text">
      <presentation:placeholder presentation:object="title" svg:x="0.54167in" svg:y="0.30035in" svg:width="9.75in" svg:height="1.25in"/>
      <presentation:placeholder presentation:object="outline" svg:x="0.54167in" svg:y="1.75in" svg:width="9.75in" svg:height="4.94965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11" style:display-name="Vertical Title and Text">
      <presentation:placeholder presentation:object="title" svg:x="8.50868in" svg:y="0.30035in" svg:width="2.64063in" svg:height="6.39931in"/>
      <presentation:placeholder presentation:object="outline" svg:x="0.58681in" svg:y="0.30035in" svg:width="7.74132in" svg:height="6.39931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  <draw:fill-image draw:name="a742" xlink:href="media/image1.png" xlink:show="embed" xlink:actuate="onLoad"/>
  </office:styles>
  <office:automatic-styles>
    <style:page-layout style:name="pageLayout1">
      <style:page-layout-properties fo:page-width="10.8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340">
      <style:paragraph-properties fo:line-height="100%" fo:text-align="left" style:tab-stop-distance="0.5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0.5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0.5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0.5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0.5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0.5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4">
      <style:paragraph-properties fo:line-height="100%" fo:text-align="left" style:tab-stop-distance="0.5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left" style:tab-stop-distance="0.5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2">
      <style:paragraph-properties fo:line-height="100%" fo:text-align="left" style:tab-stop-distance="0.5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">
      <style:paragraph-properties fo:line-height="100%" fo:text-align="left" style:tab-stop-distance="0.5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0.5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0.5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left" style:tab-stop-distance="0.5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0.5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5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6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0.5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0.5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5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0.5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0.5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0.5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25">
      <style:paragraph-properties fo:line-height="100%" fo:text-align="left" style:tab-stop-distance="0.5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5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3">
      <style:paragraph-properties fo:line-height="100%" fo:text-align="left" style:tab-stop-distance="0.5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0.5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2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5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3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9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9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622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44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81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47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5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4167in" svg:y="0.30035in" svg:width="9.75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desc/>
      </draw:frame>
      <draw:frame draw:id="id1" presentation:style-name="a21" draw:name="Text Placeholder 2" svg:x="0.54167in" svg:y="1.75in" svg:width="9.75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5" draw:name="Date Placeholder 3" svg:x="0.54167in" svg:y="6.95139in" svg:width="2.52778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/></text:span></text:p>
        </draw:text-box>
        <svg:desc/>
      </draw:frame>
      <draw:frame draw:id="id3" presentation:style-name="a28" draw:name="Footer Placeholder 4" svg:x="3.70139in" svg:y="6.95139in" svg:width="3.43056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desc/>
      </draw:frame>
      <draw:frame draw:id="id4" presentation:style-name="a31" draw:name="Slide Number Placeholder 5" svg:x="7.76389in" svg:y="6.95139in" svg:width="2.52778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desc/>
      </draw:frame>
      <presentation:notes style:page-layout-name="pageLayout2" draw:style-name="a62">
        <draw:frame draw:id="id5" presentation:style-name="a34" draw:name="Marcador de encabezado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desc/>
        </draw:frame>
        <draw:frame draw:id="id6" presentation:style-name="a38" draw:name="Marcador de fecha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/></text:span></text:p>
          </draw:text-box>
          <svg:desc/>
        </draw:frame>
        <draw:page-thumbnail svg:x="1.3125in" svg:y="1.25in" svg:width="4.875in" svg:height="3.375in" presentation:class="page" draw:id="id7" presentation:style-name="a39" draw:name="Marcador de imagen de diapositiva 3">
          <svg:desc/>
        </draw:page-thumbnail>
        <draw:frame draw:id="id8" presentation:style-name="a55" draw:name="Marcador de notas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Haga clic para modificar el estilo de texto del patrón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gundo ni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Quinto ni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8" draw:name="Marcador de pie de página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desc/>
        </draw:frame>
        <draw:frame draw:id="id10" presentation:style-name="a61" draw:name="Marcador de número de diapositiva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0.8125in" svg:y="2.32986in" svg:width="9.20833in" svg:height="1.60764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desc/>
      </draw:frame>
      <draw:frame draw:id="id12" presentation:style-name="a71" draw:name="Subtitle 2" svg:x="1.625in" svg:y="4.25in" svg:width="7.58333in" svg:height="1.91667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desc/>
      </draw:frame>
      <draw:frame draw:id="id13" presentation:style-name="a75" draw:name="Date Placeholder 3" svg:x="0.54167in" svg:y="6.95139in" svg:width="2.52778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/></text:span></text:p>
        </draw:text-box>
        <svg:desc/>
      </draw:frame>
      <draw:frame draw:id="id14" presentation:style-name="a78" draw:name="Footer Placeholder 4" svg:x="3.70139in" svg:y="6.95139in" svg:width="3.43056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desc/>
      </draw:frame>
      <draw:frame draw:id="id15" presentation:style-name="a81" draw:name="Slide Number Placeholder 5" svg:x="7.76389in" svg:y="6.95139in" svg:width="2.52778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desc/>
      </draw:frame>
      <presentation:notes style:page-layout-name="pageLayout2" draw:style-name="a112">
        <draw:frame draw:id="id5" presentation:style-name="a84" draw:name="Marcador de encabezado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desc/>
        </draw:frame>
        <draw:frame draw:id="id6" presentation:style-name="a88" draw:name="Marcador de fecha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/></text:span></text:p>
          </draw:text-box>
          <svg:desc/>
        </draw:frame>
        <draw:page-thumbnail svg:x="1.3125in" svg:y="1.25in" svg:width="4.875in" svg:height="3.375in" presentation:class="page" draw:id="id7" presentation:style-name="a89" draw:name="Marcador de imagen de diapositiva 3">
          <svg:desc/>
        </draw:page-thumbnail>
        <draw:frame draw:id="id8" presentation:style-name="a105" draw:name="Marcador de notas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Haga clic para modificar el estilo de texto del patrón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gundo ni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Quinto ni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08" draw:name="Marcador de pie de página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desc/>
        </draw:frame>
        <draw:frame draw:id="id10" presentation:style-name="a111" draw:name="Marcador de número de diapositiva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54167in" svg:y="0.30035in" svg:width="9.75in" svg:height="1.2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desc/>
      </draw:frame>
      <draw:frame draw:id="id17" presentation:style-name="a134" draw:name="Content Placeholder 2" svg:x="0.54167in" svg:y="1.75in" svg:width="9.75in" svg:height="4.94965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8" presentation:style-name="a138" draw:name="Date Placeholder 3" svg:x="0.54167in" svg:y="6.95139in" svg:width="2.52778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/></text:span></text:p>
        </draw:text-box>
        <svg:desc/>
      </draw:frame>
      <draw:frame draw:id="id19" presentation:style-name="a141" draw:name="Footer Placeholder 4" svg:x="3.70139in" svg:y="6.95139in" svg:width="3.43056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desc/>
      </draw:frame>
      <draw:frame draw:id="id20" presentation:style-name="a144" draw:name="Slide Number Placeholder 5" svg:x="7.76389in" svg:y="6.95139in" svg:width="2.52778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desc/>
      </draw:frame>
      <presentation:notes style:page-layout-name="pageLayout2" draw:style-name="a175">
        <draw:frame draw:id="id5" presentation:style-name="a147" draw:name="Marcador de encabezado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desc/>
        </draw:frame>
        <draw:frame draw:id="id6" presentation:style-name="a151" draw:name="Marcador de fecha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/></text:span></text:p>
          </draw:text-box>
          <svg:desc/>
        </draw:frame>
        <draw:page-thumbnail svg:x="1.3125in" svg:y="1.25in" svg:width="4.875in" svg:height="3.375in" presentation:class="page" draw:id="id7" presentation:style-name="a152" draw:name="Marcador de imagen de diapositiva 3">
          <svg:desc/>
        </draw:page-thumbnail>
        <draw:frame draw:id="id8" presentation:style-name="a168" draw:name="Marcador de notas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Haga clic para modificar el estilo de texto del patrón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gundo ni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Quinto ni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71" draw:name="Marcador de pie de página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desc/>
        </draw:frame>
        <draw:frame draw:id="id10" presentation:style-name="a174" draw:name="Marcador de número de diapositiva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85576in" svg:y="4.81945in" svg:width="9.20833in" svg:height="1.48958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desc/>
      </draw:frame>
      <draw:frame draw:id="id22" presentation:style-name="a184" draw:name="Text Placeholder 2" svg:x="0.85576in" svg:y="3.17882in" svg:width="9.20833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desc/>
      </draw:frame>
      <draw:frame draw:id="id23" presentation:style-name="a188" draw:name="Date Placeholder 3" svg:x="0.54167in" svg:y="6.95139in" svg:width="2.52778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/></text:span></text:p>
        </draw:text-box>
        <svg:desc/>
      </draw:frame>
      <draw:frame draw:id="id24" presentation:style-name="a191" draw:name="Footer Placeholder 4" svg:x="3.70139in" svg:y="6.95139in" svg:width="3.43056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desc/>
      </draw:frame>
      <draw:frame draw:id="id25" presentation:style-name="a194" draw:name="Slide Number Placeholder 5" svg:x="7.76389in" svg:y="6.95139in" svg:width="2.52778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desc/>
      </draw:frame>
      <presentation:notes style:page-layout-name="pageLayout2" draw:style-name="a225">
        <draw:frame draw:id="id5" presentation:style-name="a197" draw:name="Marcador de encabezado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desc/>
        </draw:frame>
        <draw:frame draw:id="id6" presentation:style-name="a201" draw:name="Marcador de fecha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/></text:span></text:p>
          </draw:text-box>
          <svg:desc/>
        </draw:frame>
        <draw:page-thumbnail svg:x="1.3125in" svg:y="1.25in" svg:width="4.875in" svg:height="3.375in" presentation:class="page" draw:id="id7" presentation:style-name="a202" draw:name="Marcador de imagen de diapositiva 3">
          <svg:desc/>
        </draw:page-thumbnail>
        <draw:frame draw:id="id8" presentation:style-name="a218" draw:name="Marcador de notas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Haga clic para modificar el estilo de texto del patrón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gundo ni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Quinto ni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221" draw:name="Marcador de pie de página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desc/>
        </draw:frame>
        <draw:frame draw:id="id10" presentation:style-name="a224" draw:name="Marcador de número de diapositiva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54167in" svg:y="0.30035in" svg:width="9.75in" svg:height="1.2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desc/>
      </draw:frame>
      <draw:frame draw:id="id27" presentation:style-name="a247" draw:name="Content Placeholder 2" svg:x="0.58681in" svg:y="1.75in" svg:width="5.19097in" svg:height="4.94965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8" presentation:style-name="a264" draw:name="Content Placeholder 3" svg:x="5.95833in" svg:y="1.75in" svg:width="5.19097in" svg:height="4.94965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268" draw:name="Date Placeholder 3" svg:x="0.54167in" svg:y="6.95139in" svg:width="2.52778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/></text:span></text:p>
        </draw:text-box>
        <svg:desc/>
      </draw:frame>
      <draw:frame draw:id="id30" presentation:style-name="a271" draw:name="Footer Placeholder 4" svg:x="3.70139in" svg:y="6.95139in" svg:width="3.43056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desc/>
      </draw:frame>
      <draw:frame draw:id="id31" presentation:style-name="a274" draw:name="Slide Number Placeholder 5" svg:x="7.76389in" svg:y="6.95139in" svg:width="2.52778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desc/>
      </draw:frame>
      <presentation:notes style:page-layout-name="pageLayout2" draw:style-name="a305">
        <draw:frame draw:id="id5" presentation:style-name="a277" draw:name="Marcador de encabezado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desc/>
        </draw:frame>
        <draw:frame draw:id="id6" presentation:style-name="a281" draw:name="Marcador de fecha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/></text:span></text:p>
          </draw:text-box>
          <svg:desc/>
        </draw:frame>
        <draw:page-thumbnail svg:x="1.3125in" svg:y="1.25in" svg:width="4.875in" svg:height="3.375in" presentation:class="page" draw:id="id7" presentation:style-name="a282" draw:name="Marcador de imagen de diapositiva 3">
          <svg:desc/>
        </draw:page-thumbnail>
        <draw:frame draw:id="id8" presentation:style-name="a298" draw:name="Marcador de notas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Haga clic para modificar el estilo de texto del patrón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gundo ni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Quinto ni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301" draw:name="Marcador de pie de página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desc/>
        </draw:frame>
        <draw:frame draw:id="id10" presentation:style-name="a304" draw:name="Marcador de número de diapositiva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54167in" svg:y="0.30035in" svg:width="9.75in" svg:height="1.2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desc/>
      </draw:frame>
      <draw:frame draw:id="id33" presentation:style-name="a314" draw:name="Text Placeholder 2" svg:x="0.54167in" svg:y="1.67882in" svg:width="4.7866in" svg:height="0.69965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desc/>
      </draw:frame>
      <draw:frame draw:id="id34" presentation:style-name="a331" draw:name="Content Placeholder 3" svg:x="0.54167in" svg:y="2.37847in" svg:width="4.7866in" svg:height="4.32118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5" presentation:style-name="a335" draw:name="Text Placeholder 4" svg:x="5.50318in" svg:y="1.67882in" svg:width="4.78848in" svg:height="0.69965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desc/>
      </draw:frame>
      <draw:frame draw:id="id36" presentation:style-name="a352" draw:name="Content Placeholder 5" svg:x="5.50318in" svg:y="2.37847in" svg:width="4.78848in" svg:height="4.32118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7" presentation:style-name="a356" draw:name="Date Placeholder 3" svg:x="0.54167in" svg:y="6.95139in" svg:width="2.52778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/></text:span></text:p>
        </draw:text-box>
        <svg:desc/>
      </draw:frame>
      <draw:frame draw:id="id38" presentation:style-name="a359" draw:name="Footer Placeholder 4" svg:x="3.70139in" svg:y="6.95139in" svg:width="3.43056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desc/>
      </draw:frame>
      <draw:frame draw:id="id39" presentation:style-name="a362" draw:name="Slide Number Placeholder 5" svg:x="7.76389in" svg:y="6.95139in" svg:width="2.52778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desc/>
      </draw:frame>
      <presentation:notes style:page-layout-name="pageLayout2" draw:style-name="a393">
        <draw:frame draw:id="id5" presentation:style-name="a365" draw:name="Marcador de encabezado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desc/>
        </draw:frame>
        <draw:frame draw:id="id6" presentation:style-name="a369" draw:name="Marcador de fecha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/></text:span></text:p>
          </draw:text-box>
          <svg:desc/>
        </draw:frame>
        <draw:page-thumbnail svg:x="1.3125in" svg:y="1.25in" svg:width="4.875in" svg:height="3.375in" presentation:class="page" draw:id="id7" presentation:style-name="a370" draw:name="Marcador de imagen de diapositiva 3">
          <svg:desc/>
        </draw:page-thumbnail>
        <draw:frame draw:id="id8" presentation:style-name="a386" draw:name="Marcador de notas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Haga clic para modificar el estilo de texto del patrón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gundo ni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Quinto ni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389" draw:name="Marcador de pie de página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desc/>
        </draw:frame>
        <draw:frame draw:id="id10" presentation:style-name="a392" draw:name="Marcador de número de diapositiva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54167in" svg:y="0.30035in" svg:width="9.75in" svg:height="1.2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desc/>
      </draw:frame>
      <draw:frame draw:id="id41" presentation:style-name="a402" draw:name="Date Placeholder 3" svg:x="0.54167in" svg:y="6.95139in" svg:width="2.52778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/></text:span></text:p>
        </draw:text-box>
        <svg:desc/>
      </draw:frame>
      <draw:frame draw:id="id42" presentation:style-name="a405" draw:name="Footer Placeholder 4" svg:x="3.70139in" svg:y="6.95139in" svg:width="3.43056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desc/>
      </draw:frame>
      <draw:frame draw:id="id43" presentation:style-name="a408" draw:name="Slide Number Placeholder 5" svg:x="7.76389in" svg:y="6.95139in" svg:width="2.52778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desc/>
      </draw:frame>
      <presentation:notes style:page-layout-name="pageLayout2" draw:style-name="a439">
        <draw:frame draw:id="id5" presentation:style-name="a411" draw:name="Marcador de encabezado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desc/>
        </draw:frame>
        <draw:frame draw:id="id6" presentation:style-name="a415" draw:name="Marcador de fecha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/></text:span></text:p>
          </draw:text-box>
          <svg:desc/>
        </draw:frame>
        <draw:page-thumbnail svg:x="1.3125in" svg:y="1.25in" svg:width="4.875in" svg:height="3.375in" presentation:class="page" draw:id="id7" presentation:style-name="a416" draw:name="Marcador de imagen de diapositiva 3">
          <svg:desc/>
        </draw:page-thumbnail>
        <draw:frame draw:id="id8" presentation:style-name="a432" draw:name="Marcador de notas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Haga clic para modificar el estilo de texto del patrón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gundo ni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Quinto ni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435" draw:name="Marcador de pie de página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desc/>
        </draw:frame>
        <draw:frame draw:id="id10" presentation:style-name="a438" draw:name="Marcador de número de diapositiva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3" svg:x="0.54167in" svg:y="6.95139in" svg:width="2.52778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/></text:span></text:p>
        </draw:text-box>
        <svg:desc/>
      </draw:frame>
      <draw:frame draw:id="id45" presentation:style-name="a447" draw:name="Footer Placeholder 4" svg:x="3.70139in" svg:y="6.95139in" svg:width="3.43056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desc/>
      </draw:frame>
      <draw:frame draw:id="id46" presentation:style-name="a450" draw:name="Slide Number Placeholder 5" svg:x="7.76389in" svg:y="6.95139in" svg:width="2.52778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desc/>
      </draw:frame>
      <presentation:notes style:page-layout-name="pageLayout2" draw:style-name="a481">
        <draw:frame draw:id="id5" presentation:style-name="a453" draw:name="Marcador de encabezado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desc/>
        </draw:frame>
        <draw:frame draw:id="id6" presentation:style-name="a457" draw:name="Marcador de fecha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/></text:span></text:p>
          </draw:text-box>
          <svg:desc/>
        </draw:frame>
        <draw:page-thumbnail svg:x="1.3125in" svg:y="1.25in" svg:width="4.875in" svg:height="3.375in" presentation:class="page" draw:id="id7" presentation:style-name="a458" draw:name="Marcador de imagen de diapositiva 3">
          <svg:desc/>
        </draw:page-thumbnail>
        <draw:frame draw:id="id8" presentation:style-name="a474" draw:name="Marcador de notas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Haga clic para modificar el estilo de texto del patrón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gundo ni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Quinto ni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477" draw:name="Marcador de pie de página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desc/>
        </draw:frame>
        <draw:frame draw:id="id10" presentation:style-name="a480" draw:name="Marcador de número de diapositiva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54167in" svg:y="0.29861in" svg:width="3.56409in" svg:height="1.27083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desc/>
      </draw:frame>
      <draw:frame draw:id="id48" presentation:style-name="a503" draw:name="Content Placeholder 2" svg:x="4.23553in" svg:y="0.29861in" svg:width="6.05613in" svg:height="6.40104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9" presentation:style-name="a507" draw:name="Text Placeholder 3" svg:x="0.54167in" svg:y="1.56945in" svg:width="3.56409in" svg:height="5.13021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desc/>
      </draw:frame>
      <draw:frame draw:id="id50" presentation:style-name="a511" draw:name="Date Placeholder 3" svg:x="0.54167in" svg:y="6.95139in" svg:width="2.52778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/></text:span></text:p>
        </draw:text-box>
        <svg:desc/>
      </draw:frame>
      <draw:frame draw:id="id51" presentation:style-name="a514" draw:name="Footer Placeholder 4" svg:x="3.70139in" svg:y="6.95139in" svg:width="3.43056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desc/>
      </draw:frame>
      <draw:frame draw:id="id52" presentation:style-name="a517" draw:name="Slide Number Placeholder 5" svg:x="7.76389in" svg:y="6.95139in" svg:width="2.52778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desc/>
      </draw:frame>
      <presentation:notes style:page-layout-name="pageLayout2" draw:style-name="a548">
        <draw:frame draw:id="id5" presentation:style-name="a520" draw:name="Marcador de encabezado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desc/>
        </draw:frame>
        <draw:frame draw:id="id6" presentation:style-name="a524" draw:name="Marcador de fecha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/></text:span></text:p>
          </draw:text-box>
          <svg:desc/>
        </draw:frame>
        <draw:page-thumbnail svg:x="1.3125in" svg:y="1.25in" svg:width="4.875in" svg:height="3.375in" presentation:class="page" draw:id="id7" presentation:style-name="a525" draw:name="Marcador de imagen de diapositiva 3">
          <svg:desc/>
        </draw:page-thumbnail>
        <draw:frame draw:id="id8" presentation:style-name="a541" draw:name="Marcador de notas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Haga clic para modificar el estilo de texto del patrón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gundo ni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Quinto ni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44" draw:name="Marcador de pie de página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desc/>
        </draw:frame>
        <draw:frame draw:id="id10" presentation:style-name="a547" draw:name="Marcador de número de diapositiva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2.12341in" svg:y="5.25in" svg:width="6.5in" svg:height="0.61979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desc/>
      </draw:frame>
      <draw:frame draw:id="id54" presentation:style-name="a556" draw:name="Picture Placeholder 2" svg:x="2.12341in" svg:y="0.67014in" svg:width="6.5in" svg:height="4.5in" presentation:class="graphic" presentation:placeholder="false">
        <draw:text-box>
          <text:p text:style-name="a555" text:class-names="" text:cond-style-name=""><text:span text:style-name="a554" text:class-names=""/></text:p>
        </draw:text-box>
        <svg:desc/>
      </draw:frame>
      <draw:frame draw:id="id55" presentation:style-name="a560" draw:name="Text Placeholder 3" svg:x="2.12341in" svg:y="5.86979in" svg:width="6.5in" svg:height="0.88021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desc/>
      </draw:frame>
      <draw:frame draw:id="id56" presentation:style-name="a564" draw:name="Date Placeholder 3" svg:x="0.54167in" svg:y="6.95139in" svg:width="2.52778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/></text:span></text:p>
        </draw:text-box>
        <svg:desc/>
      </draw:frame>
      <draw:frame draw:id="id57" presentation:style-name="a567" draw:name="Footer Placeholder 4" svg:x="3.70139in" svg:y="6.95139in" svg:width="3.43056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desc/>
      </draw:frame>
      <draw:frame draw:id="id58" presentation:style-name="a570" draw:name="Slide Number Placeholder 5" svg:x="7.76389in" svg:y="6.95139in" svg:width="2.52778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desc/>
      </draw:frame>
      <presentation:notes style:page-layout-name="pageLayout2" draw:style-name="a601">
        <draw:frame draw:id="id5" presentation:style-name="a573" draw:name="Marcador de encabezado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desc/>
        </draw:frame>
        <draw:frame draw:id="id6" presentation:style-name="a577" draw:name="Marcador de fecha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/></text:span></text:p>
          </draw:text-box>
          <svg:desc/>
        </draw:frame>
        <draw:page-thumbnail svg:x="1.3125in" svg:y="1.25in" svg:width="4.875in" svg:height="3.375in" presentation:class="page" draw:id="id7" presentation:style-name="a578" draw:name="Marcador de imagen de diapositiva 3">
          <svg:desc/>
        </draw:page-thumbnail>
        <draw:frame draw:id="id8" presentation:style-name="a594" draw:name="Marcador de notas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Haga clic para modificar el estilo de texto del patrón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gundo ni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Quinto ni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97" draw:name="Marcador de pie de página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desc/>
        </draw:frame>
        <draw:frame draw:id="id10" presentation:style-name="a600" draw:name="Marcador de número de diapositiva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54167in" svg:y="0.30035in" svg:width="9.75in" svg:height="1.2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desc/>
      </draw:frame>
      <draw:frame draw:id="id60" presentation:style-name="a623" draw:name="Vertical Text Placeholder 2" svg:x="0.54167in" svg:y="1.75in" svg:width="9.75in" svg:height="4.94965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1" presentation:style-name="a627" draw:name="Date Placeholder 3" svg:x="0.54167in" svg:y="6.95139in" svg:width="2.52778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/></text:span></text:p>
        </draw:text-box>
        <svg:desc/>
      </draw:frame>
      <draw:frame draw:id="id62" presentation:style-name="a630" draw:name="Footer Placeholder 4" svg:x="3.70139in" svg:y="6.95139in" svg:width="3.43056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desc/>
      </draw:frame>
      <draw:frame draw:id="id63" presentation:style-name="a633" draw:name="Slide Number Placeholder 5" svg:x="7.76389in" svg:y="6.95139in" svg:width="2.52778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desc/>
      </draw:frame>
      <presentation:notes style:page-layout-name="pageLayout2" draw:style-name="a664">
        <draw:frame draw:id="id5" presentation:style-name="a636" draw:name="Marcador de encabezado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desc/>
        </draw:frame>
        <draw:frame draw:id="id6" presentation:style-name="a640" draw:name="Marcador de fecha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/></text:span></text:p>
          </draw:text-box>
          <svg:desc/>
        </draw:frame>
        <draw:page-thumbnail svg:x="1.3125in" svg:y="1.25in" svg:width="4.875in" svg:height="3.375in" presentation:class="page" draw:id="id7" presentation:style-name="a641" draw:name="Marcador de imagen de diapositiva 3">
          <svg:desc/>
        </draw:page-thumbnail>
        <draw:frame draw:id="id8" presentation:style-name="a657" draw:name="Marcador de notas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Haga clic para modificar el estilo de texto del patrón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gundo ni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Quinto ni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660" draw:name="Marcador de pie de página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desc/>
        </draw:frame>
        <draw:frame draw:id="id10" presentation:style-name="a663" draw:name="Marcador de número de diapositiva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8.50868in" svg:y="0.30035in" svg:width="2.64063in" svg:height="6.39931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desc/>
      </draw:frame>
      <draw:frame draw:id="id65" presentation:style-name="a686" draw:name="Vertical Text Placeholder 2" svg:x="0.58681in" svg:y="0.30035in" svg:width="7.74132in" svg:height="6.39931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6" presentation:style-name="a690" draw:name="Date Placeholder 3" svg:x="0.54167in" svg:y="6.95139in" svg:width="2.52778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/></text:span></text:p>
        </draw:text-box>
        <svg:desc/>
      </draw:frame>
      <draw:frame draw:id="id67" presentation:style-name="a693" draw:name="Footer Placeholder 4" svg:x="3.70139in" svg:y="6.95139in" svg:width="3.43056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desc/>
      </draw:frame>
      <draw:frame draw:id="id68" presentation:style-name="a696" draw:name="Slide Number Placeholder 5" svg:x="7.76389in" svg:y="6.95139in" svg:width="2.52778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desc/>
      </draw:frame>
      <presentation:notes style:page-layout-name="pageLayout2" draw:style-name="a727">
        <draw:frame draw:id="id5" presentation:style-name="a699" draw:name="Marcador de encabezado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desc/>
        </draw:frame>
        <draw:frame draw:id="id6" presentation:style-name="a703" draw:name="Marcador de fecha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/></text:span></text:p>
          </draw:text-box>
          <svg:desc/>
        </draw:frame>
        <draw:page-thumbnail svg:x="1.3125in" svg:y="1.25in" svg:width="4.875in" svg:height="3.375in" presentation:class="page" draw:id="id7" presentation:style-name="a704" draw:name="Marcador de imagen de diapositiva 3">
          <svg:desc/>
        </draw:page-thumbnail>
        <draw:frame draw:id="id8" presentation:style-name="a720" draw:name="Marcador de notas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Haga clic para modificar el estilo de texto del patrón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gundo ni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Quinto ni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723" draw:name="Marcador de pie de página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desc/>
        </draw:frame>
        <draw:frame draw:id="id10" presentation:style-name="a726" draw:name="Marcador de número de diapositiva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desc/>
        </draw:frame>
      </presentation:notes>
    </style:master-page>
    <style:handout-master style:page-layout-name="pageLayout3" draw:style-name="a728">
      <draw:frame draw:id="id69" presentation:style-name="a731" draw:name="Marcador de encabezado 1" svg:x="0in" svg:y="0in" svg:width="3.25in" svg:height="0.50174in" presentation:class="header" presentation:placeholder="false">
        <draw:text-box>
          <text:p text:style-name="a730" text:class-names="" text:cond-style-name=""><text:span text:style-name="a729" text:class-names=""/></text:p>
        </draw:text-box>
        <svg:desc/>
      </draw:frame>
      <draw:frame draw:id="id70" presentation:style-name="a735" draw:name="Marcador de fecha 2" svg:x="4.24826in" svg:y="0in" svg:width="3.25in" svg:height="0.50174in" presentation:class="date-time" presentation:placeholder="false">
        <draw:text-box>
          <text:p text:style-name="a734" text:class-names="" text:cond-style-name=""><text:span text:style-name="a732" text:class-names=""><text:date text:fixed="false" style:data-style-name="a733"/></text:span></text:p>
        </draw:text-box>
        <svg:desc/>
      </draw:frame>
      <draw:frame draw:id="id71" presentation:style-name="a738" draw:name="Marcador de pie de página 3" svg:x="0in" svg:y="9.49826in" svg:width="3.25in" svg:height="0.50174in" presentation:class="footer" presentation:placeholder="false">
        <draw:text-box>
          <text:p text:style-name="a737" text:class-names="" text:cond-style-name=""><text:span text:style-name="a736" text:class-names=""/></text:p>
        </draw:text-box>
        <svg:desc/>
      </draw:frame>
      <draw:frame draw:id="id72" presentation:style-name="a741" draw:name="Marcador de número de diapositiva 4" svg:x="4.24826in" svg:y="9.49826in" svg:width="3.25in" svg:height="0.50174in" presentation:class="page-number" presentation:placeholder="false">
        <draw:text-box>
          <text:p text:style-name="a740" text:class-names="" text:cond-style-name=""><text:span text:style-name="a739" text:class-names=""><text:page-number style:num-format="1" text:fixed="false"/></text:span></text:p>
        </draw:text-box>
        <svg:desc/>
      </draw:frame>
      <draw:page-thumbnail draw:page-number="1" svg:x="0.52431in" svg:y="1.03472in" svg:width="3.07639in" svg:height="2.12847in"/>
      <draw:page-thumbnail draw:page-number="2" svg:x="3.89931in" svg:y="1.03472in" svg:width="3.07639in" svg:height="2.12847in"/>
      <draw:page-thumbnail draw:page-number="3" svg:x="0.52431in" svg:y="3.93403in" svg:width="3.07639in" svg:height="2.12847in"/>
      <draw:page-thumbnail draw:page-number="4" svg:x="3.89931in" svg:y="3.93403in" svg:width="3.07639in" svg:height="2.12847in"/>
      <draw:page-thumbnail draw:page-number="5" svg:x="0.52431in" svg:y="6.83333in" svg:width="3.07639in" svg:height="2.12847in"/>
      <draw:page-thumbnail draw:page-number="6" svg:x="3.89931in" svg:y="6.83333in" svg:width="3.07639in" svg:height="2.1284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PowerPoint Presentation</dc:title>
    <meta:initial-creator>AGROCALIDADESCALIDAD</meta:initial-creator>
    <dc:creator>usuario</dc:creator>
    <meta:creation-date>2016-10-21T14:17:08Z</meta:creation-date>
    <dc:date>2016-10-26T15:00:42Z</dc:date>
    <meta:editing-cycles>17</meta:editing-cycles>
    <meta:editing-duration>PT11851S</meta:editing-duration>
    <meta:document-statistic meta:paragraph-count="5" meta:word-count="41"/>
  </office:meta>
</office:document-meta>
</file>